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officeooo:paragraph-rsid="000522cd" fo:background-color="transparent"/>
    </style:style>
    <style:style style:name="P2" style:family="paragraph" style:parent-style-name="Text_20_body">
      <style:text-properties officeooo:rsid="000522cd" officeooo:paragraph-rsid="000522cd" fo:background-color="transparent"/>
    </style:style>
    <style:style style:name="P3" style:family="paragraph" style:parent-style-name="Text_20_body">
      <style:text-properties fo:font-weight="bold" officeooo:paragraph-rsid="000522cd" fo:background-color="transparent" style:font-weight-asian="bold" style:font-weight-complex="bold"/>
    </style:style>
    <style:style style:name="T1" style:family="text">
      <style:text-properties officeooo:rsid="000522cd"/>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tivatiebrief Gijs Groote</text:p>
      <text:p text:style-name="P1">Beste Technolution,</text:p>
      <text:p text:style-name="P1"><text:span text:style-name="T2">Korte introductie:</text:span></text:p>
      <text:p text:style-name="P1">Ik ben zojuist afgestudeerd <text:span text:style-name="T1">(</text:span>MSc System &amp; Control met de nadruk op Informatica) aan de Technische Universiteit Delft. Momenteel woon ik in Delft, binnenkort wil ik graag verhuizen naar de stad Utrecht. Mijn hobby's zijn sporten (boksen, hardlopen, windsurfen) en doe-het-zelf-projecten waarbij metaal- en houtbewerking betrokken zijn.</text:p>
      <text:p text:style-name="P3">Motivatie:</text:p>
      <text:p text:style-name="P1">Tijdens mijn studie heb ik mijn liefde voor softwareontwikkeling ontdekt, vooral omdat er zoveel kleine puzzels en ontwerpkeuzes zijn om op te lossen. <text:span text:style-name="T1">Algorithm design en het sofware engineering project vond ik een van de leukere vakken.</text:span> Mijn scriptie ging over robotica, een mooie combinatie van soft- en hardware waar ik graag in verder werk.</text:p>
      <text:p text:style-name="P3">Wat ik ter tafel breng:</text:p>
      <text:p text:style-name="P1">Ik heb ervaring met Matlab, C++, Python, Qt, Linux, Git, SCRUM, best coding practices, OOP en meer. <text:span text:style-name="T1">Hierin ontbreekt JAVA, C# en Rust, hier ben ik eerlijk in, ik vind dat ik hier minimale ervaring in heb. Al heb ik heb tijdens meerdere vakken JAVA gebruikt (het Software Engineering Project nota bene), ik heb nooit C# gebruikt, ik heb de advent of code challenge in Rust gemaakt.</text:span></text:p>
      <text:p text:style-name="P2">Waarom Solliciteer ik voor een functie waarin JAVA en Rust een eis is. </text:p>
      <text:p text:style-name="P2">* Ik wil mijzelf graag ontwikkelen in een andere taal dan Python. Mijn voorkeur is Rust.</text:p>
      <text:p text:style-name="P2">* Algoritmes, data structuren of best practices in python zijn vergelijkbaar in Rust of JAVA. Enkel de syntax is puur gebonden aan een programmeertaal.</text:p>
      <text:p text:style-name="P2"/>
      <text:p text:style-name="P1">Met vriendelijke groet,</text:p>
      <text:p text:style-name="P1"/>
      <text:p text:style-name="P1">Gijs Gro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19:57:04.320950934</meta:creation-date>
    <dc:date>2024-01-31T20:26:59.923852176</dc:date>
    <meta:editing-duration>PT29M56S</meta:editing-duration>
    <meta:editing-cycles>1</meta:editing-cycles>
    <meta:generator>LibreOffice/7.6.4.1$Linux_X86_64 LibreOffice_project/e19e193f88cd6c0525a17fb7a176ed8e6a3e2aa1</meta:generator>
    <meta:document-statistic meta:table-count="0" meta:image-count="0" meta:object-count="0" meta:page-count="1" meta:paragraph-count="13" meta:word-count="240" meta:character-count="1498" meta:non-whitespace-character-count="1270"/>
  </office:meta>
</office:document-meta>
</file>